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2pt" style:font-size-asian="22pt" style:font-size-complex="2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4"/>The Secret Agent</text:p>
      <text:p text:style-name="P3"/>
      <text:p text:style-name="P3">I could venture a few guesses said Le route. Bruce Baner backed off from the precipis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hin view.</text:p>
      <text:p text:style-name="P3"/>
      <text:p text:style-name="P3">I do not like youre odds exclaimed Le route, the villian. It was obvious now. The C4 was about to be timed out. Ha said Bruce Baner, it is over. Now surrender your arms, he said.</text:p>
      <text:p text:style-name="P3"/>
      <text:p text:style-name="P3">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text:p>
      <text:p text:style-name="P3"/>
      <text:p text:style-name="P3">The surpised them. Bruce Baner's right-hand-man arrived on the scene as the other guy took the fall. Argh, he e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P3"/>
      <text:p text:style-name="P3">It is over now, Fort-Nite said agrely. It was a big problem. The large overhead fee was tremendous and too much to bear. Damn!, said the captain, now ex-captain, of the police force formerly. Bruce Baner was on route to the next location. Bomb-</text:p>
      <text:p text:style-name="P3">has been planted said Le Route.</text:p>
      <text:p text:style-name="P3"/>
      <text:p text:style-name="P3">That is a bluff!</text:p>
      <text:p text:style-name="P3"/>
      <text:p text:style-name="P3"><text:tab/>The End</text:p>
      <text:p text:style-name="P3"><text:tab/><text:tab/>-By DCG</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
      <text:p text:style-name="P3">Pont de la Con Codrde</text:p>
      <text:p text:style-name="P3">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3"/>
      <text:p text:style-name="P3">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tiy brittle. Forms prismatic crystals often flattened, Granular. Varieties none. Uses principal ore of arsenic. Occurence often associated with cassiterite, wolframite, sphalerite, and galena mineralized veins in granite and associated rocks.</text:p>
      <text:p text:style-name="P3"/>
      <text:p text:style-name="P3"/>
      <text:p text:style-name="P3"/>
      <text:p text:style-name="P1"/>
      <text:p text:style-name="P1"/>
      <text:p text:style-name="P1"/>
      <text:p text:style-name="P2"><text:soft-page-break/>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P2"/>
      <text:p text:style-name="P2"/>
      <text:p text:style-name="P2"/>
      <text:p text:style-name="P2"/>
      <text:p text:style-name="P2"/>
      <text:p text:style-name="P2"/>
      <text:p text:style-name="P2"/>
      <text:p text:style-name="P2"/>
      <text:p text:style-name="P2"/>
      <text:p text:style-name="P2"/>
      <text:p text:style-name="P2"><text:soft-page-break/>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P2">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P2"/>
      <text:p text:style-name="P2"/>
      <text:p text:style-name="P2"/>
      <text:p text:style-name="P2"/>
      <text:p text:style-name="P2"><text:soft-page-break/>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P2"/>
      <text:p text:style-name="P2">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P2"/>
      <text:p text:style-name="P2">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P2"/>
      <text:p text:style-name="P2"><text:soft-page-break/>The bomberman perp decided to turn the other direction and just go away. It was probably a smart move on his part, since no one was really sure why he was here or what he had planned going on. He just walked away.</text:p>
      <text:p text:style-name="P2"/>
      <text:p text:style-name="P2">“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text:p>
      <text:p text:style-name="P2"/>
      <text:p text:style-name="P2">It was the same as today's headlines that showed dark and stormy days, but soon afterwards were nice and warm and sunny. He kind of treated the situation like that. John turned over to Fort-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 </text:p>
      <text:p text:style-name="P2"><text:soft-page-break/>The loopy dog</text:p>
      <text:p text:style-name="P2"/>
      <text:p text:style-name="P2">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P2"/>
      <text:p text:style-name="P2">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text:p>
      <text:p text:style-name="P2"/>
      <text:p text:style-name="P2"/>
      <text:p text:style-name="P2">It wasn't like I could rewind time, I was a bit worried about not having anything to play with Sparky the next time we went out. If I could I'd have had those toys back <text:soft-page-break/>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 It may have only been a ball and frisbee, but it certainly took up a lot of my day. I felt like eventually I was set on a certain mindset and nothing could take me from it. But that kind of thing was part of growing up as a person. </text:p>
      <text:p text:style-name="P2"/>
      <text:p text:style-name="P2"/>
      <text:p text:style-name="P2"><text:soft-page-break/>Out on the streets everything looked like Fallout New Vegas. There were lights everywhere, but everything was so dim and dull. It was like all the life had went from this place. I was coming back to get my frisbee catching dog, his name was Sparky. He was particularily good at fetching and responding to his name. This was what I was most fond of him for being. It was difficult however to get him to say his name out loud for me. </text:p>
      <text:p text:style-name="P2"/>
      <text:p text:style-name="P2">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text:p>
      <text:p text:style-name="P2"/>
      <text:p text:style-name="P2">I walked next to Sparky, he seemed not out of sorts at all like you'd expect from a dog. He was outgoing and courageous. It seemed like all he needed was a direction and someone to point him in it.</text:p>
      <text:p text:style-name="P2">But it was better not to think about it and better still to just eat less and strive more. I felt like sometimes I was tired but mostly just trying to get back to a lively state of mind. This was a problem.</text:p>
      <text:p text:style-name="P2">It wasn't easy trying to cut down and grasp the situation. <text:s/><text:soft-page-break/>I'm on the second to last day, and I'm a bit concerned. Fortunetly everyone is helping me. <text:s/>Theres a lot of stuff going on today, so the world is loud. Everything seems taken care of now.</text:p>
      <text:p text:style-name="P2"/>
      <text:p text:style-name="P2">I'm just a bit worried now. It's just what I'm processing most of the time. Right now I think it's just because of everything going on, but I'm nervous. There is a kind of fear that comes out when I use the internet. I have to make sure not to too much to not cause too many ripples. Im just looking forward to tomorrow's end and more so to dinner to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09-07T16:06:47.99</dc:date>
    <meta:editing-duration>P3DT9H52M23S</meta:editing-duration>
    <meta:editing-cycles>22</meta:editing-cycles>
    <meta:generator>OpenOffice/4.1.7$Win32 OpenOffice.org_project/417m1$Build-9800</meta:generator>
    <meta:document-statistic meta:table-count="0" meta:image-count="0" meta:object-count="0" meta:page-count="10" meta:paragraph-count="32" meta:word-count="2131" meta:character-count="11637"/>
  </office:meta>
</office:document-meta>
</file>